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1.15cm" fo:min-width="10.8cm"/>
    </style:style>
    <style:style style:name="gr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ae00" draw:fill="none" draw:textarea-horizontal-align="justify" draw:textarea-vertical-align="middle" draw:auto-grow-height="false" fo:min-height="1.15cm" fo:min-width="5.2cm"/>
    </style:style>
    <style:style style:name="gr9" style:family="graphic" style:parent-style-name="standard">
      <style:graphic-properties svg:stroke-color="#000000" draw:fill="none" draw:textarea-vertical-align="middle" draw:auto-grow-height="false" fo:min-height="3.16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2.1cm" svg:x2="13.6cm" svg:y2="2.1cm">
          <text:p/>
        </draw:line>
        <draw:line draw:style-name="gr2" draw:text-style-name="P1" draw:layer="layout" svg:x1="7cm" svg:y1="1.9cm" svg:x2="7cm" svg:y2="2.4cm">
          <text:p/>
        </draw:line>
        <draw:frame draw:style-name="gr3" draw:text-style-name="P2" draw:layer="layout" svg:width="1.734cm" svg:height="0.962cm" svg:x="6.1cm" svg:y="0.8cm">
          <draw:text-box>
            <text:p>birth</text:p>
          </draw:text-box>
        </draw:frame>
        <draw:custom-shape draw:style-name="gr4" draw:text-style-name="P1" draw:layer="layout" svg:width="0.5cm" svg:height="0.5cm" svg:x="2.1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3.3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4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6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7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8.9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7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1.8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1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1.3cm" svg:height="1.4cm" svg:x="1.7cm" svg:y="3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cm" svg:y1="2.1cm" svg:x2="7cm" svg:y2="3.9cm">
          <text:p/>
        </draw:line>
        <draw:frame draw:style-name="gr3" draw:text-style-name="P3" draw:layer="layout" svg:width="1.433cm" svg:height="0.802cm" svg:x="7.5cm" svg:y="2.8cm">
          <draw:text-box>
            <text:p><text:span text:style-name="T1">litter</text:span></text:p>
          </draw:text-box>
        </draw:frame>
        <draw:line draw:style-name="gr7" draw:text-style-name="P1" draw:layer="layout" svg:x1="7cm" svg:y1="5.4cm" svg:x2="7cm" svg:y2="6.9cm">
          <text:p/>
        </draw:line>
        <draw:frame draw:style-name="gr3" draw:text-style-name="P3" draw:layer="layout" svg:width="5.747cm" svg:height="1.353cm" svg:x="4.401cm" svg:y="6.8cm">
          <draw:text-box>
            <text:p><text:span text:style-name="T1">DNA-sample to get</text:span></text:p>
            <text:p><text:span text:style-name="T1">genomic breeding value</text:span></text:p>
          </draw:text-box>
        </draw:frame>
        <draw:line draw:style-name="gr1" draw:text-style-name="P1" draw:layer="layout" svg:x1="2.337cm" svg:y1="4.947cm" svg:x2="2.337cm" svg:y2="9.447cm">
          <text:p/>
        </draw:line>
        <draw:custom-shape draw:style-name="gr8" draw:text-style-name="P1" draw:layer="layout" svg:width="5.7cm" svg:height="1.4cm" svg:x="4.3cm" svg:y="6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.6cm" svg:x2="2.3cm" svg:y2="7.6cm">
          <text:p/>
        </draw:line>
        <draw:frame draw:style-name="gr3" draw:text-style-name="P3" draw:layer="layout" svg:width="5.243cm" svg:height="1.353cm" svg:x="0.8cm" svg:y="9.3cm">
          <draw:text-box>
            <text:p><text:span text:style-name="T1">selection candidate</text:span></text:p>
            <text:p><text:span text:style-name="T1">own performance test</text:span></text:p>
          </draw:text-box>
        </draw:frame>
        <draw:custom-shape draw:style-name="gr9" draw:text-style-name="P1" draw:layer="layout" svg:width="0.6cm" svg:height="3.6cm" draw:transform="rotate (-1.5707963267949) translate (12.4cm 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0.6cm" svg:y1="5.7cm" svg:x2="10.6cm" svg:y2="9.3cm">
          <text:p/>
        </draw:line>
        <draw:line draw:style-name="gr1" draw:text-style-name="P1" draw:layer="layout" svg:x1="10cm" svg:y1="7.6cm" svg:x2="10.6cm" svg:y2="7.6cm">
          <text:p/>
        </draw:line>
        <draw:frame draw:style-name="gr3" draw:text-style-name="P3" draw:layer="layout" svg:width="3.757cm" svg:height="1.353cm" svg:x="9.001cm" svg:y="9.301cm">
          <draw:text-box>
            <text:p><text:span text:style-name="T1">litter mates for </text:span></text:p>
            <text:p><text:span text:style-name="T1">station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1-29T07:52:46.070820095</dc:date>
    <meta:editing-duration>PT4M31S</meta:editing-duration>
    <meta:editing-cycles>3</meta:editing-cycles>
    <meta:generator>LibreOffice/6.1.0.3$MacOSX_X86_64 LibreOffice_project/efb621ed25068d70781dc026f7e9c5187a4decd1</meta:generator>
    <meta:document-statistic meta:object-count="27"/>
  </office:meta>
</office:document-meta>
</file>